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esoe">
            <text:p>Laesoe</text:p>
          </table:table-cell>
          <table:table-cell office:value-type="string" office:value="radiocarbon">
            <text:p>radiocarbon</text:p>
          </table:table-cell>
          <table:table-cell office:value-type="string" office:value="K-2576">
            <text:p>K-2576</text:p>
          </table:table-cell>
          <table:table-cell office:value-type="float" office:value="57.26">
            <text:p>57.26</text:p>
          </table:table-cell>
          <table:table-cell office:value-type="float" office:value="11.01">
            <text:p>11.01</text:p>
          </table:table-cell>
          <table:table-cell office:value-type="float" office:value="2920.0">
            <text:p>2920.0</text:p>
          </table:table-cell>
          <table:table-cell office:value-type="float" office:value="85.0">
            <text:p>85.0</text:p>
          </table:table-cell>
          <table:table-cell office:value-type="string" office:value="Physeter macrocephalus tooth">
            <text:p>Physeter macrocephalus toot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Hansen1977,RosentauEtal2021">
            <text:p>Hansen1977,RosentauEtal2021</text:p>
          </table:table-cell>
        </table:table-row>
        <table:table-row>
          <table:table-cell office:value-type="string" office:value="Laesoe">
            <text:p>Laesoe</text:p>
          </table:table-cell>
          <table:table-cell office:value-type="string" office:value="radiocarbon">
            <text:p>radiocarbon</text:p>
          </table:table-cell>
          <table:table-cell office:value-type="string" office:value="K-5420">
            <text:p>K-5420</text:p>
          </table:table-cell>
          <table:table-cell office:value-type="float" office:value="57.23">
            <text:p>57.23</text:p>
          </table:table-cell>
          <table:table-cell office:value-type="float" office:value="11.0">
            <text:p>11.0</text:p>
          </table:table-cell>
          <table:table-cell office:value-type="float" office:value="7350.0">
            <text:p>7350.0</text:p>
          </table:table-cell>
          <table:table-cell office:value-type="float" office:value="110.0">
            <text:p>11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aesoe">
            <text:p>Laesoe</text:p>
          </table:table-cell>
          <table:table-cell office:value-type="string" office:value="radiocarbon">
            <text:p>radiocarbon</text:p>
          </table:table-cell>
          <table:table-cell office:value-type="string" office:value="K-5321">
            <text:p>K-5321</text:p>
          </table:table-cell>
          <table:table-cell office:value-type="float" office:value="57.23">
            <text:p>57.23</text:p>
          </table:table-cell>
          <table:table-cell office:value-type="float" office:value="11.0">
            <text:p>11.0</text:p>
          </table:table-cell>
          <table:table-cell office:value-type="float" office:value="13850.0">
            <text:p>13850.0</text:p>
          </table:table-cell>
          <table:table-cell office:value-type="float" office:value="205.0">
            <text:p>205.0</text:p>
          </table:table-cell>
          <table:table-cell office:value-type="string" office:value="Macoma calcarea shells">
            <text:p>Macoma calcare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